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#ffff00" fo:color="#000000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#ffff00" fo:color="#000000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#ffff00" fo:color="#000000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#ffff00" fo:color="#000000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fo:color="#000000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5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#ffff00" fo:color="#000000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9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#ffff00" fo:color="#000000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3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6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9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#ffff00" fo:color="#000000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6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#ffff00" fo:color="#000000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Cheminement MVC :</text:span></text:p>
      <text:p text:style-name="P1"><text:span text:style-name="T2"/></text:p>
      <text:p text:style-name="P1"><text:span text:style-name="T3">FRONT</text:span><text:span text:style-name="T4"/></text:p>
      <text:p text:style-name="P1"><text:span text:style-name="T4">page d’accueil : /</text:span></text:p>
      <text:p text:style-name="P1"><text:span text:style-name="T5">→</text:span><text:span text:style-name="T6"><text:s/>fonction index de HomeController<text:s/></text:span><text:span text:style-name="T7">→</text:span><text:span text:style-name="T8"><text:s/>vue pages.home</text:span></text:p>
      <text:p text:style-name="P1"><text:span text:style-name="T9"><text:s/><text:tab/>login : /login</text:span></text:p>
      <text:p text:style-name="P1"><text:span text:style-name="T9"><text:tab/></text:span><text:span text:style-name="T10">→</text:span><text:span text:style-name="T11"><text:s/>fonction login de HomeController<text:s/></text:span><text:span text:style-name="T12">à écrire</text:span></text:p>
      <text:p text:style-name="P1"><text:span text:style-name="T13"><text:tab/><text:tab/></text:span><text:span text:style-name="T14">→</text:span><text:span text:style-name="T15"><text:s/>espace membre : fonction index UserController<text:s/></text:span><text:span text:style-name="T16">à créer et écrire</text:span></text:p>
      <text:p text:style-name="P1"><text:span text:style-name="T17"><text:tab/><text:tab/></text:span><text:span text:style-name="T18">→</text:span><text:span text:style-name="T19"><text:s/>ou accès à l’action désirée (next)</text:span></text:p>
      <text:p text:style-name="P1"><text:span text:style-name="T20"><text:tab/><text:tab/></text:span><text:span text:style-name="T21">→</text:span><text:span text:style-name="T22"><text:s/>fonction index BackController si admin<text:s/></text:span><text:span text:style-name="T23">à créer et écrire</text:span></text:p>
      <text:p text:style-name="P1"><text:span text:style-name="T24"><text:tab/>inscription : /register</text:span></text:p>
      <text:p text:style-name="P1"><text:span text:style-name="T24"><text:tab/></text:span><text:span text:style-name="T25">→</text:span><text:span text:style-name="T26"><text:s/>fonction register de HomeController<text:s/></text:span><text:span text:style-name="T27">à écrire</text:span></text:p>
      <text:p text:style-name="P1"><text:span text:style-name="T28"/></text:p>
      <text:p text:style-name="P1"><text:span text:style-name="T29">à propos : /propos<text:s/></text:span><text:span text:style-name="T30">→</text:span><text:span text:style-name="T31"><text:s/>vue à propos direct</text:span></text:p>
      <text:p text:style-name="P1"><text:span text:style-name="T32"/></text:p>
      <text:p text:style-name="P1"><text:span text:style-name="T32">actus:/actus fonction actus de HomeController<text:s/></text:span><text:span text:style-name="T33">à écrire</text:span></text:p>
      <text:p text:style-name="P1"><text:span text:style-name="T34"/></text:p>
      <text:p text:style-name="P1"><text:span text:style-name="T34"/></text:p>
      <text:p text:style-name="P1"><text:span text:style-name="T34">recettes:/recette</text:span></text:p>
      <text:p text:style-name="P1"><text:span text:style-name="T34"><text:tab/></text:span><text:span text:style-name="T35">→</text:span><text:span text:style-name="T36"><text:s/>fonction recettes de HomeController<text:s/></text:span><text:span text:style-name="T37">à écrire</text:span></text:p>
      <text:p text:style-name="P1"><text:span text:style-name="T38"/></text:p>
      <text:p text:style-name="P1"><text:span text:style-name="T38">sites partenaires:/partenaires</text:span></text:p>
      <text:p text:style-name="P1"><text:span text:style-name="T38"><text:tab/></text:span><text:span text:style-name="T39">→</text:span><text:span text:style-name="T40"><text:s/>fonction partenaires de HomeController<text:s/></text:span><text:span text:style-name="T41">à écrire</text:span></text:p>
      <text:p text:style-name="P1"><text:span text:style-name="T42"/></text:p>
      <text:p text:style-name="P1"><text:span text:style-name="T42">contact : /contact<text:s/></text:span><text:span text:style-name="T43">→</text:span><text:span text:style-name="T44"><text:s/>vue contact direct</text:span></text:p>
      <text:p text:style-name="P1"><text:span text:style-name="T45"/></text:p>
      <text:p text:style-name="P1"><text:span text:style-name="T45">mentions légales:/mentions<text:s/></text:span><text:span text:style-name="T46">→</text:span><text:span text:style-name="T47">vue mentions direct</text:span></text:p>
      <text:p text:style-name="P1"><text:span text:style-name="T48"/></text:p>
      <text:p text:style-name="P1"><text:span text:style-name="T48">FAQ:/faq</text:span></text:p>
      <text:p text:style-name="P1"><text:span text:style-name="T48"><text:tab/></text:span><text:span text:style-name="T49">→</text:span><text:span text:style-name="T50"><text:s/>fonction faq de HomeController<text:s/></text:span><text:span text:style-name="T51">à écrire</text:span></text:p>
      <text:p text:style-name="P1"><text:span text:style-name="T52"><text:tab/></text:span></text:p>
      <text:p text:style-name="P1"><text:span text:style-name="T52"/></text:p>
      <text:p text:style-name="P1"><text:span text:style-name="T53">BACK</text:span><text:span text:style-name="T54"/></text:p>
      <text:p text:style-name="P2"><text:span text:style-name="T55">insectes:/insectes</text:span></text:p>
      <text:p text:style-name="P2"><text:span text:style-name="T55"><text:tab/></text:span><text:span text:style-name="T56">→</text:span><text:span text:style-name="T57"><text:s/>fonction insectes de HomeController<text:s/></text:span><text:span text:style-name="T58">à écrire</text:span></text:p>
      <text:p text:style-name="P3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